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style="italic" style:text-underline-style="none" fo:font-weight="bold" officeooo:rsid="0025ec38" officeooo:paragraph-rsid="0023a32d" style:font-size-asian="13.1000003814697pt" style:font-style-asian="italic" style:font-weight-asian="bold" style:font-size-complex="15pt" style:font-style-complex="italic" style:font-weight-complex="bold"/>
    </style:style>
    <style:style style:name="P2" style:family="paragraph" style:parent-style-name="Standard">
      <style:text-properties fo:font-size="15pt" fo:font-style="italic" style:text-underline-style="none" fo:font-weight="normal" officeooo:rsid="0026591e" officeooo:paragraph-rsid="0026591e" style:font-size-asian="13.1000003814697pt" style:font-style-asian="italic" style:font-weight-asian="normal" style:font-size-complex="15pt" style:font-style-complex="italic" style:font-weight-complex="normal"/>
    </style:style>
    <style:style style:name="P3" style:family="paragraph" style:parent-style-name="Standard">
      <style:text-properties fo:font-size="15pt" fo:font-style="italic" style:text-underline-style="none" fo:font-weight="normal" officeooo:rsid="0027590a" officeooo:paragraph-rsid="0027590a" style:font-size-asian="13.1000003814697pt" style:font-style-asian="italic" style:font-weight-asian="normal" style:font-size-complex="15pt" style:font-style-complex="italic" style:font-weight-complex="normal"/>
    </style:style>
    <style:style style:name="P4" style:family="paragraph" style:parent-style-name="Standard">
      <style:text-properties fo:font-size="15pt" fo:font-style="italic" style:text-underline-style="none" fo:font-weight="normal" officeooo:rsid="001f6e5c" officeooo:paragraph-rsid="0023a32d" style:font-size-asian="13.1000003814697pt" style:font-style-asian="italic" style:font-weight-asian="normal" style:font-size-complex="15pt" style:font-style-complex="italic" style:font-weight-complex="normal"/>
    </style:style>
    <style:style style:name="P5" style:family="paragraph" style:parent-style-name="Standard">
      <style:text-properties fo:font-size="15pt" fo:font-style="italic" style:text-underline-style="none" fo:font-weight="normal" officeooo:rsid="0023a32d" officeooo:paragraph-rsid="0023a32d" style:font-size-asian="13.1000003814697pt" style:font-style-asian="italic" style:font-weight-asian="normal" style:font-size-complex="15pt" style:font-style-complex="italic" style:font-weight-complex="normal"/>
    </style:style>
    <style:style style:name="P6" style:family="paragraph" style:parent-style-name="Standard">
      <style:text-properties fo:font-size="15pt" fo:font-style="italic" fo:font-weight="normal" officeooo:rsid="001f6e5c" officeooo:paragraph-rsid="001f6e5c" style:font-size-asian="13.1000003814697pt" style:font-style-asian="italic" style:font-weight-asian="normal" style:font-size-complex="15pt" style:font-style-complex="italic" style:font-weight-complex="normal"/>
    </style:style>
    <style:style style:name="P7" style:family="paragraph" style:parent-style-name="Standard">
      <style:text-properties fo:font-size="15pt" fo:font-style="italic" fo:font-weight="normal" officeooo:rsid="001f6e5c" officeooo:paragraph-rsid="0023a32d" style:font-size-asian="13.1000003814697pt" style:font-style-asian="italic" style:font-weight-asian="normal" style:font-size-complex="15pt" style:font-style-complex="italic" style:font-weight-complex="normal"/>
    </style:style>
    <style:style style:name="P8" style:family="paragraph" style:parent-style-name="Standard">
      <style:text-properties fo:font-size="15pt" fo:font-style="normal" style:text-underline-style="none" fo:font-weight="normal" officeooo:rsid="0023a32d" officeooo:paragraph-rsid="0023a32d" style:font-size-asian="13.1000003814697pt" style:font-style-asian="normal" style:font-weight-asian="normal" style:font-size-complex="15pt" style:font-style-complex="normal" style:font-weight-complex="normal"/>
    </style:style>
    <style:style style:name="P9" style:family="paragraph" style:parent-style-name="Standard">
      <style:text-properties fo:font-size="15pt" fo:font-style="italic" style:text-underline-style="none" fo:font-weight="normal" officeooo:rsid="00304459" officeooo:paragraph-rsid="00304459" style:font-size-asian="13.1000003814697pt" style:font-style-asian="italic" style:font-weight-asian="normal" style:font-size-complex="15pt" style:font-style-complex="italic" style:font-weight-complex="normal"/>
    </style:style>
    <style:style style:name="P10" style:family="paragraph" style:parent-style-name="Standard">
      <style:text-properties fo:font-size="15pt" fo:font-style="italic" style:text-underline-style="none" fo:font-weight="normal" officeooo:rsid="0033e96c" officeooo:paragraph-rsid="0033e96c" style:font-size-asian="13.1000003814697pt" style:font-style-asian="italic" style:font-weight-asian="normal" style:font-size-complex="15pt" style:font-style-complex="italic" style:font-weight-complex="normal"/>
    </style:style>
    <style:style style:name="P11" style:family="paragraph" style:parent-style-name="Standard">
      <style:text-properties fo:font-size="15pt" fo:font-style="italic" style:text-underline-style="none" fo:font-weight="normal" officeooo:rsid="00348181" officeooo:paragraph-rsid="00348181" style:font-size-asian="13.1000003814697pt" style:font-style-asian="italic" style:font-weight-asian="normal" style:font-size-complex="15pt" style:font-style-complex="italic" style:font-weight-complex="normal"/>
    </style:style>
    <style:style style:name="P12" style:family="paragraph" style:parent-style-name="Standard">
      <style:text-properties fo:font-size="15pt" fo:font-style="italic" style:text-underline-style="none" fo:font-weight="normal" officeooo:rsid="0038cac8" officeooo:paragraph-rsid="0038cac8" style:font-size-asian="13.1000003814697pt" style:font-style-asian="italic" style:font-weight-asian="normal" style:font-size-complex="15pt" style:font-style-complex="italic" style:font-weight-complex="normal"/>
    </style:style>
    <style:style style:name="P13" style:family="paragraph" style:parent-style-name="Standard">
      <style:text-properties fo:font-size="15pt" fo:font-style="italic" style:text-underline-style="none" fo:font-weight="normal" officeooo:rsid="00395fca" officeooo:paragraph-rsid="00395fca" style:font-size-asian="13.1000003814697pt" style:font-style-asian="italic" style:font-weight-asian="normal" style:font-size-complex="15pt" style:font-style-complex="italic" style:font-weight-complex="normal"/>
    </style:style>
    <style:style style:name="P14" style:family="paragraph" style:parent-style-name="Standard">
      <style:text-properties fo:font-size="15pt" fo:font-style="italic" style:text-underline-style="none" fo:font-weight="normal" officeooo:rsid="003e2e34" officeooo:paragraph-rsid="003e2e34" style:font-size-asian="13.1000003814697pt" style:font-style-asian="italic" style:font-weight-asian="normal" style:font-size-complex="15pt" style:font-style-complex="italic" style:font-weight-complex="normal"/>
    </style:style>
    <style:style style:name="P15" style:family="paragraph" style:parent-style-name="Standard">
      <style:text-properties fo:font-size="15pt" fo:font-style="italic" style:text-underline-style="none" fo:font-weight="normal" officeooo:rsid="003f00fd" officeooo:paragraph-rsid="003f00fd" style:font-size-asian="13.1000003814697pt" style:font-style-asian="italic" style:font-weight-asian="normal" style:font-size-complex="15pt" style:font-style-complex="italic" style:font-weight-complex="normal"/>
    </style:style>
    <style:style style:name="P16" style:family="paragraph" style:parent-style-name="Standard">
      <style:text-properties fo:font-size="15pt" fo:font-style="italic" style:text-underline-style="none" fo:font-weight="bold" officeooo:rsid="003e2e34" officeooo:paragraph-rsid="003e2e34" style:font-size-asian="13.1000003814697pt" style:font-style-asian="italic" style:font-weight-asian="bold" style:font-size-complex="15pt" style:font-style-complex="italic" style:font-weight-complex="bold"/>
    </style:style>
    <style:style style:name="P17" style:family="paragraph" style:parent-style-name="Standard">
      <style:text-properties fo:font-size="15pt" fo:font-style="italic" style:text-underline-style="none" fo:font-weight="bold" officeooo:rsid="003ffd4d" officeooo:paragraph-rsid="003ffd4d" style:font-size-asian="13.1000003814697pt" style:font-style-asian="italic" style:font-weight-asian="bold" style:font-size-complex="15pt" style:font-style-complex="italic" style:font-weight-complex="bold"/>
    </style:style>
    <style:style style:name="P18" style:family="paragraph" style:parent-style-name="Standard">
      <style:text-properties fo:font-size="15pt" fo:font-style="italic" fo:font-weight="normal" officeooo:rsid="001f6e5c" officeooo:paragraph-rsid="001f6e5c" style:font-size-asian="13.1000003814697pt" style:font-style-asian="italic" style:font-weight-asian="normal" style:font-size-complex="15pt" style:font-style-complex="italic" style:font-weight-complex="normal"/>
    </style:style>
    <style:style style:name="P19" style:family="paragraph" style:parent-style-name="Standard" style:list-style-name="L1">
      <style:text-properties officeooo:paragraph-rsid="00395fca"/>
    </style:style>
    <style:style style:name="P20" style:family="paragraph" style:parent-style-name="Standard" style:list-style-name="L2">
      <style:text-properties officeooo:paragraph-rsid="00395fca"/>
    </style:style>
    <style:style style:name="T1" style:family="text">
      <style:text-properties officeooo:rsid="00201e64"/>
    </style:style>
    <style:style style:name="T2" style:family="text">
      <style:text-properties fo:font-weight="bold" style:font-weight-asian="bold" style:font-weight-complex="bold"/>
    </style:style>
    <style:style style:name="T3" style:family="text">
      <style:text-properties fo:font-weight="bold" officeooo:rsid="00201e64" style:font-weight-asian="bold" style:font-weight-complex="bold"/>
    </style:style>
    <style:style style:name="T4" style:family="text">
      <style:text-properties fo:font-weight="bold" officeooo:rsid="00222827" style:font-weight-asian="bold" style:font-weight-complex="bold"/>
    </style:style>
    <style:style style:name="T5" style:family="text">
      <style:text-properties fo:font-weight="bold" officeooo:rsid="0025ec38" style:font-weight-asian="bold" style:font-weight-complex="bold"/>
    </style:style>
    <style:style style:name="T6" style:family="text">
      <style:text-properties fo:font-weight="bold" officeooo:rsid="0023a32d" style:font-weight-asian="bold" style:font-weight-complex="bold"/>
    </style:style>
    <style:style style:name="T7" style:family="text">
      <style:text-properties fo:font-weight="bold" officeooo:rsid="0026591e" style:font-weight-asian="bold" style:font-weight-complex="bold"/>
    </style:style>
    <style:style style:name="T8" style:family="text">
      <style:text-properties fo:font-weight="bold" officeooo:rsid="00243d81" style:font-weight-asian="bold" style:font-weight-complex="bold"/>
    </style:style>
    <style:style style:name="T9" style:family="text">
      <style:text-properties fo:font-weight="bold" officeooo:rsid="00294738" style:font-weight-asian="bold" style:font-weight-complex="bold"/>
    </style:style>
    <style:style style:name="T10" style:family="text">
      <style:text-properties fo:font-weight="bold" officeooo:rsid="002d67c3" style:font-weight-asian="bold" style:font-weight-complex="bold"/>
    </style:style>
    <style:style style:name="T11" style:family="text">
      <style:text-properties fo:font-weight="bold" officeooo:rsid="00374d8a" style:font-weight-asian="bold" style:font-weight-complex="bold"/>
    </style:style>
    <style:style style:name="T12" style:family="text">
      <style:text-properties fo:font-weight="bold" officeooo:rsid="0039d19b" style:font-weight-asian="bold" style:font-weight-complex="bold"/>
    </style:style>
    <style:style style:name="T13" style:family="text">
      <style:text-properties fo:font-weight="bold" officeooo:rsid="003f00fd" style:font-weight-asian="bold" style:font-weight-complex="bold"/>
    </style:style>
    <style:style style:name="T14" style:family="text">
      <style:text-properties fo:font-weight="bold" officeooo:rsid="0041f43a" style:font-weight-asian="bold" style:font-weight-complex="bold"/>
    </style:style>
    <style:style style:name="T15" style:family="text">
      <style:text-properties fo:font-weight="bold" officeooo:rsid="004448a2" style:font-weight-asian="bold" style:font-weight-complex="bold"/>
    </style:style>
    <style:style style:name="T16" style:family="text">
      <style:text-properties officeooo:rsid="002077c2"/>
    </style:style>
    <style:style style:name="T17" style:family="text">
      <style:text-properties officeooo:rsid="0026591e"/>
    </style:style>
    <style:style style:name="T18" style:family="text">
      <style:text-properties officeooo:rsid="0027590a"/>
    </style:style>
    <style:style style:name="T19" style:family="text">
      <style:text-properties style:text-underline-style="solid" style:text-underline-width="auto" style:text-underline-color="font-color" fo:font-weight="bold" officeooo:rsid="00201e64" style:font-weight-asian="bold" style:font-weight-complex="bold"/>
    </style:style>
    <style:style style:name="T20" style:family="text">
      <style:text-properties officeooo:rsid="00294738"/>
    </style:style>
    <style:style style:name="T21" style:family="text">
      <style:text-properties style:font-name="Lohit Devanagari"/>
    </style:style>
    <style:style style:name="T22" style:family="text">
      <style:text-properties officeooo:rsid="0033e96c"/>
    </style:style>
    <style:style style:name="T23" style:family="text">
      <style:text-properties officeooo:rsid="00342c76"/>
    </style:style>
    <style:style style:name="T24" style:family="text">
      <style:text-properties officeooo:rsid="00367642"/>
    </style:style>
    <style:style style:name="T25" style:family="text">
      <style:text-properties officeooo:rsid="00374d8a"/>
    </style:style>
    <style:style style:name="T26" style:family="text">
      <style:text-properties fo:font-weight="normal" style:font-weight-asian="normal" style:font-weight-complex="normal"/>
    </style:style>
    <style:style style:name="T27" style:family="text">
      <style:text-properties fo:font-weight="normal" officeooo:rsid="003f00fd" style:font-weight-asian="normal" style:font-weight-complex="normal"/>
    </style:style>
    <style:style style:name="T28" style:family="text">
      <style:text-properties officeooo:rsid="00395fca"/>
    </style:style>
    <style:style style:name="T29" style:family="text">
      <style:text-properties officeooo:rsid="0039d19b"/>
    </style:style>
    <style:style style:name="T30" style:family="text">
      <style:text-properties fo:font-size="22pt" fo:font-style="italic" style:text-underline-style="none" fo:font-weight="bold" officeooo:rsid="00395fca" style:font-size-asian="22pt" style:font-style-asian="italic" style:font-weight-asian="bold" style:font-size-complex="22pt" style:font-style-complex="italic" style:font-weight-complex="bold"/>
    </style:style>
    <style:style style:name="T31" style:family="text">
      <style:text-properties fo:font-size="25pt" fo:font-style="italic" style:text-underline-style="none" fo:font-weight="bold" officeooo:rsid="003e2e34" style:font-size-asian="21.8500003814697pt" style:font-style-asian="italic" style:font-weight-asian="bold" style:font-size-complex="25pt" style:font-style-complex="italic" style:font-weight-complex="bold"/>
    </style:style>
    <style:style style:name="T32" style:family="text">
      <style:text-properties officeooo:rsid="003f00fd"/>
    </style:style>
    <style:style style:name="T33" style:family="text">
      <style:text-properties officeooo:rsid="003ffd4d"/>
    </style:style>
    <style:style style:name="T34" style:family="text">
      <style:text-properties fo:font-size="24pt" fo:font-weight="bold" officeooo:rsid="003ffd4d" style:font-size-asian="24pt" style:font-weight-asian="bold" style:font-size-complex="24pt" style:font-weight-complex="bold"/>
    </style:style>
    <style:style style:name="T35" style:family="text">
      <style:text-properties officeooo:rsid="0041f43a"/>
    </style:style>
    <style:style style:name="T36" style:family="text">
      <style:text-properties officeooo:rsid="004264d7"/>
    </style:style>
    <text:list-style style:name="L1">
      <text:list-level-style-bullet text:level="1" text:style-name="Bullet_20_Symbols" text:bullet-char="•">
        <style:list-level-properties text:list-level-position-and-space-mode="label-alignment">
          <style:list-level-label-alignment text:label-followed-by="listtab" text:list-tab-stop-position="2.425cm" fo:text-indent="-0.635cm" fo:margin-left="2.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6cm" fo:text-indent="-0.635cm" fo:margin-left="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95cm" fo:text-indent="-0.635cm" fo:margin-left="3.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3cm" fo:text-indent="-0.635cm" fo:margin-left="4.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65cm" fo:text-indent="-0.635cm" fo:margin-left="4.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cm" fo:text-indent="-0.635cm" fo:margin-left="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35cm" fo:text-indent="-0.635cm" fo:margin-left="6.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7cm" fo:text-indent="-0.635cm" fo:margin-left="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05cm" fo:text-indent="-0.635cm" fo:margin-left="7.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4cm" fo:text-indent="-0.635cm" fo:margin-left="8.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11cm" fo:text-indent="-0.635cm" fo:margin-left="7.9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46cm" fo:text-indent="-0.635cm" fo:margin-left="8.5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81cm" fo:text-indent="-0.635cm" fo:margin-left="9.18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s text:c="27"/></text:p>
      <text:p text:style-name="P6"><text:s text:c="27"/><text:span text:style-name="T34">DREAM OR REALITY?</text:span></text:p>
      <text:p text:style-name="P6"/>
      <text:p text:style-name="P6"/>
      <text:p text:style-name="P6">Snow, a thin clear path in the snow covered <text:span text:style-name="T21">area</text:span>, a <text:span text:style-name="T35">man </text:span>alone in the whole area, shivering, walking towards the thin path and noticing something <text:span text:style-name="T16">bizarre in the thin path; the only thin and straight area that was not covered with snow.</text:span></text:p>
      <text:p text:style-name="P7"><text:s text:c="16"/>Hush! He woke up, and he felt the relieve of being alive and being alive in his home and not the place he had seen in his dream or say nightmare. Even if he was relieved by the thought that he was alive, he felt suffocated by the questions racing in his mind all at once; <text:span text:style-name="T2">Why? Why the same place, why the same thin path? Why the same dream since the last 6 nights? </text:span><text:span text:style-name="T3">What did all this mean? Is he going mad? Should he talk about all this with someone close?</text:span><text:span text:style-name="T1"> The last question broke the series of all the questions. He took his phone in his hand and sat with the support of the wall. He opened his phone, it showed 3:46 AM. He felt that he shouldn’t call her at this time. He didnt want to bother anyone with his personal problems. He again started feeling suffocated with too many questions. He told himself “ I dont want her to think that I’m going crazy, I dont want her to wake up at this time because of my problems. Maybe I’ll call her tomorrow in the morning or the noon or whatever time it will feel right to do so”. He locked the screen of his mobile phone and just sat there, melting in the quiteness of the room he looked all over the room. The blue coloured wall continously staring at him, in front of him was a big LCD TV in which he could clearly see himself, sitting on the bed with the support of the wall, holding his mobile phone in his bony hand and with no expression on his face. On the left of him was a clock, ticking and ticking and ticking. A chair was there beneath the clock, loaded with piles of clothes. Then he looked at the table, loaded with various photo frames. All of them had the picture of people he loved excluding him. Yes, he didnt love himself, he felt he was miserable and people talk to him just because they feel bad for him. He looked at the laughing and smiling faces in the pictures. Then there was a picture of him and a beautiful lady with curly, black hair, in front of whom he was kneeled down with a board in his hand on which it was written </text:span><text:span text:style-name="T3">“ </text:span><text:span text:style-name="T4">I love you cynthia and I always will”</text:span><text:span text:style-name="T1">. He looked at that picture that made him realise that there once was a time when he actually used to be happy. The people in the picture were still with him, every minute, every time whenever he needed them but till what limit could someone else help you and be there for you when youre not helping and supporting yourself at the first place. He pushed all these thoughts away and turned the screen of his phone on again. He decided to call her, he decided to call cynthia and tell her all about his weird dreams. But he </text:span><text:soft-page-break/><text:span text:style-name="T1">was afraid of the reply she may give. She may consider his depression the reason for his nightmares. He didnt know if he was ready to talk about everything now, but be wanted to talk to her, he just couldnt wait for the morning or the noon. He put the password and went to the call log. CYNTHIA. He dialed and things went like this.</text:span></text:p>
      <text:p text:style-name="P7"><text:span text:style-name="T1"><text:s text:c="3"/></text:span><text:span text:style-name="T19">Corona virus is a very serious disese <text:s/>jfhlnroruavquoqrutvbuqtbbuiqtib</text:span></text:p>
      <text:p text:style-name="P4"><text:span text:style-name="T3"><text:s text:c="12"/></text:span><text:span text:style-name="T6">Hello Nishav? What happened? Is everything okay? Are you okay?</text:span></text:p>
      <text:p text:style-name="P5">He was silent. He couldnt speak. He was on the verge of crying. He took a deep breath and thought of everything he saw in his dream. He recollected the memory. </text:p>
      <text:p text:style-name="P5"><text:s text:c="16"/>- <text:span text:style-name="T2">Nishav yaar? Kya hua? Tell me please.</text:span></text:p>
      <text:p text:style-name="P5">He felt too damn lucky having her by his side at this time.</text:p>
      <text:p text:style-name="P5">- <text:s/><text:span text:style-name="T2">Cynthia, I’m sorry to call you this late but there was something I wanted to tell you. I had decided that I’ll tell you about this tomorrow but i just cant keep all this with myself </text:span><text:span text:style-name="T7">for so long</text:span><text:span text:style-name="T2">. I want you to know. Cynthia I dont know why but I’m having these weird dreams, since the last 5 or 6 days. <text:s/>I feel so bad cynthia, I feel so suffocated. At the first day I had thought it as some common nightmare but this nightmare repeated itself daily since that day.</text:span></text:p>
      <text:p text:style-name="P5"><text:span text:style-name="T2">- Nishav, listen, you need to calm down an</text:span><text:span text:style-name="T8">d</text:span><text:span text:style-name="T2"> tell me everything in detail. Whatever you saw in your dream everything needs to be in proper detail. </text:span><text:span text:style-name="T8">Please.</text:span></text:p>
      <text:p text:style-name="P5"><text:span text:style-name="T8">- I see a place, a very bizarre place. This place that I see in my dreams, i’ve never been there in my actual life. Its a big ground, really big, covered with pearl like snow. The snow is everywhere, on the fence, on the tree, </text:span><text:span text:style-name="T5">on the ground, on my coat as well. But, there is a thin path leading to somewhere. That path is all clear, it has no snow on it. Its all reddish brown. This path is at the extreme corner of the ground and its too straight ,leading to some place that is not visible at all. Its all covered with fog.This is it. I feel there’s something unusual with the path </text:span><text:span text:style-name="T7">and with the place</text:span><text:span text:style-name="T5">. Im always alone in that place </text:span><text:span text:style-name="T7">and the sky has no clouds. Its all clear over there </text:span><text:span text:style-name="T14">but</text:span><text:span text:style-name="T7"> still the moon is not visible. </text:span></text:p>
      <text:p text:style-name="P1">- Listen Nishav, I know the least you want at this time would be me saying that all this is happening because of your depression but Nishav I wont say that. I dont know the <text:span text:style-name="T17">reason</text:span> for why is this happening, but i want you to know that you are not alone. Whatever be the reason behind it, we will figure it out. Together.</text:p>
      <text:p text:style-name="P1">- Thankyou Cynthia.</text:p>
      <text:p text:style-name="P1">- And yes dont you dare to think you’re disturbing me. You can call me anytime, whenever you feel like you need me. Now do one thing, go and sleep. You need to have some proper sleep.</text:p>
      <text:p text:style-name="P1">- Yup. I love you.</text:p>
      <text:p text:style-name="P1">- I love you too. Goodnight.</text:p>
      <text:p text:style-name="P2"><text:soft-page-break/>And the call ended.</text:p>
      <text:p text:style-name="P2">His mind now was back again in the lonely <text:span text:style-name="T18">room</text:span> with just Nishav and his reflection and the framed photos <text:span text:style-name="T18">on</text:span> the table. He really wished to meet all those people he love<text:span text:style-name="T18">d</text:span>. He wanted to meet his MA, his Papa, <text:span text:style-name="T18">Kritik, Cynthia, but he knew he can’t. The lockdown in the whole country has seperated him from all of them and have packed him in the room of loneliness. Every morning he was the only living thing in the whole house. He needed some human presence, he needed some human touch, it all was extremely important for him because being locked in the house alone had pushed him on the path of depression. </text:span></text:p>
      <text:p text:style-name="P3">He turned off the screen of his phone. He turned the dim light off and tried to sleep. It took him some time to go back to sleep, as the thoughts that keep intruding in the mind are quiet hard to push away. And after so much struggle when he finally was in deep sleep, he was taken to the same place with the combo of white snow on the ground and the black sky. </text:p>
      <text:p text:style-name="P3">He was there, wearing a coat. In search of letters, any letter that would give him any sort of idea that what place it actually is. He found nothing, no movement except that of the tree leaves because of the slow movement of air. He looked all around himself and there it was, the thin path, clear as always, with the same reddish brown colour. Thoughts started racing in his mind once again. <text:span text:style-name="T2">Why th</text:span><text:span text:style-name="T10">e snow that is prolific everywhere is no where visible on that path?</text:span><text:span text:style-name="T2">Why is the colour of the path very strange? </text:span><text:span text:style-name="T9">Where this path would lead to?</text:span><text:span text:style-name="T20"> Like always the last question again broke the series of all these question. This time he decided to take some action. He asked himself if he really wanted to do this. And the answer that came was a YES. He started walking, towards the thin path. He had decided to walk past the path and go wherever it would lead to. When he reached at the start of the path he decided to check why the soil has a very strange colour. When looked at it carefully he realised that the soil in that area is quite wet. Finally he gathered all the courage he had and picked up the soil by a pinch. He realised what he was touching was not just soil. Nishav was quiet afraid to admit that what he had between his fingers was blood mixed with soil.</text:span></text:p>
      <text:p text:style-name="P8"/>
      <text:p text:style-name="P8"/>
      <text:p text:style-name="P9">There he was, alone in that complete black and white area, with a mixture of soil and blood in his hand. <text:span text:style-name="T22">He had the feeling of being stared continously by a pair of eyes. He knew something from somewhere was staring at him, no matter dead or alive.</text:span>He stood up and looked at the ground beneath his feet,wishing to see something else but unfortunately it was all of the same colour. It all was reddish brown in colour. It all had blood mixed with it. He was numb and cold and shocked. He was now so afraid to move forward knowing that the ground on which he is standing is a bloody path. It took him some time to think and decide what he wants to do next. And he decided to follow the lead. </text:p>
      <text:p text:style-name="P10"><text:soft-page-break/><text:s/><text:span text:style-name="T36">He was not wearing any shoe and as he </text:span>moved forward, with every step <text:span text:style-name="T36">both his feet </text:span>got more and more covered with the bloodish mixture. <text:span text:style-name="T23">He finally started walking faster and with every step he got lost in the fog. It took him few minutes to reach the final area. He looked back but couldnt see anything as the fog had blocked the view. He sensed a very bad smell. It was an intolerant smell and with every step forward it became stronger and stronger. He went to the right side but the smell faded, and that is when he looked at the blood on the ground and turned to his left side. The smell became stronger than ever before. What he saw was completely unbelieveable, his eyes couldnt believe what they were seeing. He saw a dead camel, its eyes were large and broadly open. Like they were constantly staring at something, and those stares from <text:s/>the dead eyes were so strong that Nishav felt it even when he was at the beggining of the path. Finding a dead camel and that too at a place where the only thing that could be seen was snow and fog was quite the strangest thing he had ever witnessed. The camel had a very deep wound at its back from where a river of blood was flowing.While he was looking at the wound he realised he was facing difficulties in breathing because of the smell, so he decided to put his coat on the wound to cover it. He took out his coat, and that is when he realised that the temperature is too low and that made him shiver but still he took his coat and moved forward to put it on the camel. The moment his skin touched that of the camel he felt strangely dizzy and he fell on the blood.</text:span></text:p>
      <text:p text:style-name="P11">He was not able to open his eyes because the sun rays were too strong. <text:span text:style-name="T36">He was lying on something that felt like sand.</text:span> After so much of struggle when he finally opened his eyes, he felt all the organs inside his body had started mixing and his heart had started pumping so hard and all this was happening just because of what he saw when he opened his eyes. <text:span text:style-name="T24">He was there all alone in a widely spread desert. As far as his eyes could see, it was all covered with sand. The sun was at its highest, the rays were falling directly onto his body. He felt extremely weak and tired and most important lost and not just physically but mentally as well. He felt exhausted. There was the ray of sun but there was no ray of hope. He stood and he walked towards his front but it made no changes because it was all desert. Just after few minutes he started feeling thirsty, and as there was nothing all around , the thought of dying of thirst started scaring him as hell. He wanted to be safe, he wanted to be at a normal place but all he was facing was first a cold place covered with a bloody path and a dead camel and then this desert with nothing except few cactuses. It made no sense to him but it all was happening. He wanted water and the need for water started driving him crazy and he started running here and there in search of it. <text:s/>He had ran a long way when he finally looked at an inverted image of cactus. “</text:span><text:span text:style-name="T11">There it is!!!!!”</text:span><text:span text:style-name="T25"> he thought. There was a ray of hope falling deep into his heart that he wont be dying of thirst. He was looking at a lake. Then a sudden thud of realization struck him and he told himself to not to raise his hopes high as there </text:span><text:soft-page-break/><text:span text:style-name="T25">are loads of chances that what he is looking at might be a mirage. He ran towards it and it didnt vanish, it didnt disappear. It was there. It was a lake. He was smiling, he was feeling happy. Happiness of not dying. He was elated by the thought that he has a lake in front of him. With the same emotion in his body and the same smiling face he kneeled down and looked at his reflection in the water. The feeling of happiness vanished the moment he looked at his reflection. On a saddened face of his was a vehement smile but that too vanished real quick. He started feeling miserable once again. He felt like crying looking at his own reflection, at the bony structure of his face. He needed to be soothen at that time but as he was alone, he decided to sooth himself. With tears in his eyes he stretched one of his hands forward to soothen himself by soothning the reflection. The moment he touched his reflection everything went dark and within few seconds he started feeling suffocated but this time not by his thoughts or feelings but by water. Yes..</text:span></text:p>
      <text:p text:style-name="P12">He was drowning. He touched his reflection and that touch made him come inside the lake, just like when he touched the camel and that made him come to the desert. The worst thing was that he didnt know how to swim and with every effort to come out of the lake he was drowning himself more and more. <text:span text:style-name="T28">He couldnt breathe, nor could he see because the water had entered his eyes. He somehow managed to open his eyes and again he was looking at a strange thing. Inside the water, he was looking at a pillow. It had a blue coloured border with a big star at the centre. A part of it asked him to hold onto the pillow but at the same time he was not extremely scared to touch anything. Everytime he had touched something, he saw something strange. A part of him was repeatedly asking him to catch that pillow, what place could be worse than drowning into the water. Another part of him in contrast was asking him to not to do so. He didnt know to what place this pillow will lead him to and then finding a pillow in a lake in an empty desert and touching it that too when touching things have been a bad thing in the past was not a good idea.</text:span></text:p>
      <text:p text:style-name="P12"/>
      <text:p text:style-name="P12"/>
      <text:p text:style-name="P12"/>
      <text:p text:style-name="P12"/>
      <text:list xml:id="list2911677084" text:style-name="L1">
        <text:list-item>
          <text:p text:style-name="P19"><text:span text:style-name="T30">58 missed calls! 111 messages! All in vain.</text:span></text:p>
        </text:list-item>
      </text:list>
      <text:p text:style-name="P13">The next morning after the call nishav had made to cynthia, things were quite tense for cynthi<text:span text:style-name="T29">a</text:span>. She had called him 58 time, she left 111 messages to him but all was in vain because there was no reply and <text:span text:style-name="T29">these were absolutely not a good sign and </text:span>had started making her worry more and more about Nishav. Thoughts started coming into her mind that she didnt want to believe at all. <text:span text:style-name="T2">A depressed person calling you at around 3 am and telling you all about his weird dreams and suffocation by everything and the next morning there’s no single </text:span><text:soft-page-break/><text:span text:style-name="T2">response from that person is quite </text:span><text:span text:style-name="T12">tense situation that makes you think that the person has taken some serious step, that you may have lost that person for ever. </text:span><text:span text:style-name="T29">Same was happening with cynthia. There was nothing she could do as they both were in different cities because of the lockdown. She kept calling him and then came an idea in her mind. She decided to call kritik, he was the only person nearest to him. After a while kirtik was at Nishav’s front door. Being nishav’s brother he had the spare key. He knocked on the door but as expected there was no response so he had to use the key. He opened the door and he found Nishav sleeping. At first he had the feeling that he’s not sleeping but when he came closer he could see him breathing and that gave him relief. He tried to wake hm up but nihav was not giving any response at all. Kritik went to the kitchen to get some water. He came back and sprinkled some water on his face.</text:span></text:p>
      <text:p text:style-name="P13"/>
      <text:p text:style-name="P13"/>
      <text:list xml:id="list2738544475" text:style-name="L2">
        <text:list-header>
          <text:p text:style-name="P20"><text:span text:style-name="T31"/></text:p>
        </text:list-header>
        <text:list-item>
          <text:p text:style-name="P20"><text:span text:style-name="T31"><text:s/>The pillow or the sprinkled water?</text:span></text:p>
        </text:list-item>
      </text:list>
      <text:p text:style-name="P13"/>
      <text:p text:style-name="P14">Nishav couldnt breathe at all now and he finally decided to hold the pillow. Even then a part of him was constantly asking him not to do so but still he did, in the hope that it will take him to some other place and he wont drown into the water and die. He pushed himself towards the pillow and by the corner he pulled it towards itself. The moment the pillow touched his skin all went blank and there he was back in his room but not alone this time. Kritik was standing in front of him with a cup of water in on of his hands. Nishav touched his face and there were drops of water on his face. He asked Kritik what was he doing there.</text:p>
      <text:p text:style-name="P14"><text:span text:style-name="T2">- What are you doing here?</text:span></text:p>
      <text:p text:style-name="P14"><text:span text:style-name="T2">- For god’s sake, would you please tell me why werent you picking up any calls? Nor mine neither cynthia’s? Not replying to any of thr messages?</text:span></text:p>
      <text:p text:style-name="P14"><text:span text:style-name="T2">-</text:span><text:span text:style-name="T13">I.......</text:span><text:span text:style-name="T32"> He didnt feel like telling him anything because he knew he wont believe any of the things.</text:span></text:p>
      <text:p text:style-name="P16">-<text:span text:style-name="T26"> </text:span><text:span text:style-name="T27">W</text:span><text:span text:style-name="T32">hat?</text:span></text:p>
      <text:p text:style-name="P16">- <text:span text:style-name="T32">Nothing i was just sleeping. Hey, did i wake up because you sprinkled water on my face?</text:span></text:p>
      <text:p text:style-name="P16">- <text:span text:style-name="T32">Obviously, yes,</text:span></text:p>
      <text:p text:style-name="P16">- ............<text:span text:style-name="T32">Thanks buddy. I think i should call cynthia.</text:span></text:p>
      <text:p text:style-name="P16">- <text:span text:style-name="T32">Yeah, you should.</text:span></text:p>
      <text:p text:style-name="P15">When nishav turned his head to find his phone, he was all shocked. The feeling he had couldnt be described. He saw a pillow on his bed that had blue coloured <text:soft-page-break/>border and a big star at the centre. He got lost in the series of all those questions.<text:span text:style-name="T2"> What is this pillow doing here? Is it the pillow that made me come back in my room or was it the water Kritik sprinkled on my face that woke me up? Why </text:span><text:span text:style-name="T15">are </text:span><text:span text:style-name="T2">my feet feeling so weird and cold? WAIT! From where did these sand get stuck in my nail?? Did it all happen in real? <text:s/></text:span>Like always the last question again broke the series of the questions. Nishav decided to check his feet. He saw what he expected. His feet were covered with a mixture of blood and soil. The camel’s blood. His nails had sand stuck in them. The sand from the desert. He had a pillow next to him. The pillow that he touched in the water. <text:span text:style-name="T33">All that he experienced was not just a dream and neither was it a reality. Then what was it? A dream or a reality? Did he come back to his room because of the pillow or because of kritik? How come the sand got stuck in his nails? How come his feet were covered in that mixture of blood and soil?</text:span></text:p>
      <text:p text:style-name="P15"/>
      <text:p text:style-name="P17">And the answer for all these questions? YOU DECIDE.</text:p>
      <text:p text:style-name="P17"/>
      <text:p text:style-name="P17"/>
      <text:p text:style-name="P17"/>
      <text:p text:style-name="P17"/>
      <text:p text:style-name="P17">- A SHORT STORY BY AL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10:06:27.274198581</meta:creation-date>
    <dc:date>2020-07-16T14:05:47.737808773</dc:date>
    <meta:editing-duration>PT1H30M11S</meta:editing-duration>
    <meta:editing-cycles>13</meta:editing-cycles>
    <meta:generator>LibreOffice/6.0.7.3$Linux_X86_64 LibreOffice_project/00m0$Build-3</meta:generator>
    <meta:document-statistic meta:table-count="0" meta:image-count="0" meta:object-count="0" meta:page-count="7" meta:paragraph-count="41" meta:word-count="3458" meta:character-count="17811" meta:non-whitespace-character-count="14281"/>
  </office:meta>
</office:document-meta>
</file>